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056" officeooo:paragraph-rsid="00039056"/>
    </style:style>
    <style:style style:name="P2" style:family="paragraph" style:parent-style-name="Standard">
      <style:text-properties officeooo:rsid="0008c35d" officeooo:paragraph-rsid="0008c35d"/>
    </style:style>
    <style:style style:name="P3" style:family="paragraph" style:parent-style-name="Standard" style:list-style-name="L1">
      <style:text-properties officeooo:rsid="00039056" officeooo:paragraph-rsid="00039056"/>
    </style:style>
    <style:style style:name="P4" style:family="paragraph" style:parent-style-name="Standard" style:list-style-name="L2">
      <style:text-properties officeooo:rsid="00039056" officeooo:paragraph-rsid="00039056"/>
    </style:style>
    <style:style style:name="P5" style:family="paragraph" style:parent-style-name="Standard" style:list-style-name="L4">
      <style:text-properties officeooo:rsid="00039056" officeooo:paragraph-rsid="00039056"/>
    </style:style>
    <style:style style:name="P6" style:family="paragraph" style:parent-style-name="Standard" style:list-style-name="L5">
      <style:text-properties officeooo:rsid="00039056" officeooo:paragraph-rsid="00039056"/>
    </style:style>
    <style:style style:name="P7" style:family="paragraph" style:parent-style-name="Standard" style:list-style-name="L6">
      <style:text-properties officeooo:rsid="00039056" officeooo:paragraph-rsid="00039056"/>
    </style:style>
    <style:style style:name="P8" style:family="paragraph" style:parent-style-name="Standard" style:list-style-name="L7">
      <style:text-properties officeooo:rsid="00039056" officeooo:paragraph-rsid="00039056"/>
    </style:style>
    <style:style style:name="P9" style:family="paragraph" style:parent-style-name="Standard" style:list-style-name="L1">
      <style:text-properties officeooo:rsid="0005b599" officeooo:paragraph-rsid="0005b599"/>
    </style:style>
    <style:style style:name="P10" style:family="paragraph" style:parent-style-name="Standard" style:list-style-name="L2">
      <style:text-properties officeooo:rsid="0008c35d" officeooo:paragraph-rsid="0008c35d"/>
    </style:style>
    <style:style style:name="P11" style:family="paragraph" style:parent-style-name="Standard" style:list-style-name="L3">
      <style:text-properties officeooo:rsid="0008c35d" officeooo:paragraph-rsid="0008c35d"/>
    </style:style>
    <style:style style:name="P12" style:family="paragraph" style:parent-style-name="Standard" style:list-style-name="L5">
      <style:text-properties officeooo:rsid="0008c35d" officeooo:paragraph-rsid="0008c35d"/>
    </style:style>
    <style:style style:name="P13" style:family="paragraph" style:parent-style-name="Standard" style:list-style-name="L4">
      <style:text-properties officeooo:paragraph-rsid="00039056"/>
    </style:style>
    <style:style style:name="P14" style:family="paragraph" style:parent-style-name="Standard" style:list-style-name="L7">
      <style:text-properties officeooo:rsid="0004a2d3" officeooo:paragraph-rsid="0004a2d3"/>
    </style:style>
    <style:style style:name="P15" style:family="paragraph" style:parent-style-name="Standard" style:list-style-name="L2">
      <style:text-properties officeooo:rsid="0008cd0a" officeooo:paragraph-rsid="0008cd0a"/>
    </style:style>
    <style:style style:name="P16" style:family="paragraph" style:parent-style-name="Standard" style:list-style-name="L7">
      <style:text-properties officeooo:rsid="000a102b" officeooo:paragraph-rsid="000a102b"/>
    </style:style>
    <style:style style:name="P17" style:family="paragraph" style:parent-style-name="Standard" style:list-style-name="L5">
      <style:text-properties officeooo:rsid="000a8c3d" officeooo:paragraph-rsid="000a8c3d"/>
    </style:style>
    <style:style style:name="T1" style:family="text">
      <style:text-properties officeooo:rsid="00039056"/>
    </style:style>
    <style:style style:name="T2" style:family="text">
      <style:text-properties officeooo:rsid="0004a2d3"/>
    </style:style>
    <style:style style:name="T3" style:family="text">
      <style:text-properties officeooo:rsid="0008c3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 principal:</text:p>
      <text:list xml:id="list2517499625524987118" text:style-name="L1">
        <text:list-item>
          <text:p text:style-name="P3">Logo</text:p>
        </text:list-item>
        <text:list-item>
          <text:p text:style-name="P3">Liste des fichiers</text:p>
        </text:list-item>
        <text:list-item>
          <text:p text:style-name="P3">Sélecteur NTSF/PAL/Auto</text:p>
        </text:list-item>
        <text:list-item>
          <text:p text:style-name="P3">Bouton Menu option</text:p>
        </text:list-item>
        <text:list-item>
          <text:p text:style-name="P9">Démarrer jeu</text:p>
        </text:list-item>
      </text:list>
      <text:p text:style-name="P1"/>
      <text:p text:style-name="P1">Menu Option:</text:p>
      <text:list xml:id="list327925628187492508" text:style-name="L2">
        <text:list-item>
          <text:p text:style-name="P10">Bouton Menu Video</text:p>
        </text:list-item>
        <text:list-item>
          <text:p text:style-name="P4">Bouton Menu Sound</text:p>
        </text:list-item>
        <text:list-item>
          <text:p text:style-name="P4">Bouton menu <text:span text:style-name="T3">keymap</text:span></text:p>
        </text:list-item>
        <text:list-item>
          <text:p text:style-name="P15">Configuration individuelle par jeu</text:p>
        </text:list-item>
      </text:list>
      <text:p text:style-name="P1"/>
      <text:p text:style-name="P2">Menu Video:</text:p>
      <text:list xml:id="list8469368485462754310" text:style-name="L3">
        <text:list-item>
          <text:p text:style-name="P11">Strech</text:p>
        </text:list-item>
        <text:list-item>
          <text:p text:style-name="P11">Fullscreen</text:p>
          <text:list>
            <text:list-item>
              <text:p text:style-name="P11">Fake</text:p>
            </text:list-item>
            <text:list-item>
              <text:p text:style-name="P11">Reslution</text:p>
            </text:list-item>
          </text:list>
        </text:list-item>
      </text:list>
      <text:p text:style-name="P1"/>
      <text:p text:style-name="P1">Menu Sound:</text:p>
      <text:list xml:id="list2339566137525255041" text:style-name="L4">
        <text:list-item>
          <text:p text:style-name="P5">Qualité (Low, High, Very High)</text:p>
        </text:list-item>
        <text:list-item>
          <text:p text:style-name="P13"><text:span text:style-name="T1">Bitrate (</text:span>11025, 22050, 44100 and 48000<text:span text:style-name="T1">)</text:span></text:p>
        </text:list-item>
        <text:list-item>
          <text:p text:style-name="P5">Volume Master (0 à 255)</text:p>
        </text:list-item>
        <text:list-item>
          <text:p text:style-name="P5">Volume Square1 (0 à 255)</text:p>
        </text:list-item>
        <text:list-item>
          <text:p text:style-name="P5">Volume Square2 (0 à 255)</text:p>
        </text:list-item>
        <text:list-item>
          <text:p text:style-name="P5">Volume Triangle (0 à 255)</text:p>
        </text:list-item>
        <text:list-item>
          <text:p text:style-name="P5">Volume Noise (0 à 255)</text:p>
        </text:list-item>
        <text:list-item>
          <text:p text:style-name="P5">Volume PCM (0 à 255)</text:p>
        </text:list-item>
      </text:list>
      <text:p text:style-name="P1"/>
      <text:p text:style-name="P1">Menu <text:span text:style-name="T3">Keymap</text:span>:</text:p>
      <text:list xml:id="list2924951712181533062" text:style-name="L5">
        <text:list-item>
          <text:p text:style-name="P6"><text:span text:style-name="T3">Controller</text:span>:</text:p>
          <text:list>
            <text:list-item>
              <text:p text:style-name="P6">A</text:p>
            </text:list-item>
            <text:list-item>
              <text:p text:style-name="P6">B</text:p>
            </text:list-item>
            <text:list-item>
              <text:p text:style-name="P6">A turbo</text:p>
            </text:list-item>
            <text:list-item>
              <text:p text:style-name="P6">B turbo</text:p>
            </text:list-item>
            <text:list-item>
              <text:p text:style-name="P6">Select</text:p>
            </text:list-item>
            <text:list-item>
              <text:p text:style-name="P6">Start</text:p>
            </text:list-item>
            <text:list-item>
              <text:p text:style-name="P6">Haut</text:p>
            </text:list-item>
            <text:list-item>
              <text:p text:style-name="P6">Bas</text:p>
            </text:list-item>
            <text:list-item>
              <text:p text:style-name="P6">Gauche</text:p>
            </text:list-item>
            <text:list-item>
              <text:p text:style-name="P6">Droite</text:p>
            </text:list-item>
          </text:list>
        </text:list-item>
        <text:list-item>
          <text:p text:style-name="P12">Raccourcie</text:p>
          <text:list>
            <text:list-item>
              <text:p text:style-name="P12">Aller au menu (Escape)</text:p>
            </text:list-item>
            <text:list-item>
              <text:p text:style-name="P12">Toggle Fullscreen</text:p>
            </text:list-item>
            <text:list-item>
              <text:p text:style-name="P12">Quick save</text:p>
            </text:list-item>
            <text:list-item>
              <text:p text:style-name="P12">Quick Load</text:p>
            </text:list-item>
            <text:list-item>
              <text:p text:style-name="P17"><text:soft-page-break/>Prochain Quick Save Slot</text:p>
            </text:list-item>
          </text:list>
        </text:list-item>
      </text:list>
      <text:p text:style-name="P1"/>
      <text:p text:style-name="P1">Menu ingame (pause):</text:p>
      <text:list xml:id="list6465756950377631474" text:style-name="L6">
        <text:list-item>
          <text:p text:style-name="P7">Resume Game</text:p>
        </text:list-item>
        <text:list-item>
          <text:p text:style-name="P7">Reset game</text:p>
        </text:list-item>
        <text:list-item>
          <text:p text:style-name="P7">Quit game (retour au menu principal)</text:p>
        </text:list-item>
        <text:list-item>
          <text:p text:style-name="P7">Menu Option</text:p>
        </text:list-item>
        <text:list-item>
          <text:p text:style-name="P7">Menu Snapshots</text:p>
        </text:list-item>
      </text:list>
      <text:p text:style-name="P1"/>
      <text:p text:style-name="P1">Menu Snapshots <text:span text:style-name="T2">(Save state)</text:span>:</text:p>
      <text:list xml:id="list7316107543057012459" text:style-name="L7">
        <text:list-item>
          <text:p text:style-name="P8">Nouveau Snapshot</text:p>
        </text:list-item>
        <text:list-item>
          <text:p text:style-name="P8">Load Snapshot <text:span text:style-name="T2">(avec screenshot)</text:span></text:p>
        </text:list-item>
        <text:list-item>
          <text:p text:style-name="P14">Delete Snapshot</text:p>
        </text:list-item>
        <text:list-item>
          <text:p text:style-name="P16">Quick save slo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9:54:19.192582561</meta:creation-date>
    <dc:date>2016-06-02T15:17:08.269748942</dc:date>
    <meta:editing-duration>PT2M7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186" meta:character-count="862" meta:non-whitespace-character-count="777"/>
  </office:meta>
</office:document-meta>
</file>